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3.5cm" svg:height="2.5cm" svg:x="2.296cm" svg:y="5.796cm">
          <text:p text:style-name="P1">Hallo</text:p>
          <text:p text:style-name="P1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296cm" fo:margin-bottom="1.282cm" fo:margin-left="0.296cm" fo:margin-right="0.329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Lars Behrmann</meta:initial-creator>
    <meta:creation-date>2006-01-25T22:27:31</meta:creation-date>
    <dc:creator>Lars Behrmann</dc:creator>
    <dc:date>2006-01-25T22:28:39</dc:date>
    <dc:language>en-US</dc:language>
    <meta:editing-cycles>2</meta:editing-cycles>
    <meta:editing-duration>PT1M1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